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cac" officeooo:paragraph-rsid="0011ecac"/>
    </style:style>
    <style:style style:name="P2" style:family="paragraph" style:parent-style-name="Standard">
      <style:text-properties officeooo:rsid="00122505" officeooo:paragraph-rsid="00122505"/>
    </style:style>
    <style:style style:name="P3" style:family="paragraph" style:parent-style-name="Text_20_body">
      <style:text-properties officeooo:rsid="00122505" officeooo:paragraph-rsid="00122505"/>
    </style:style>
    <style:style style:name="P4" style:family="paragraph" style:parent-style-name="Text_20_body">
      <style:text-properties officeooo:rsid="00122505" officeooo:paragraph-rsid="00130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valdo:</text:p>
      <text:p text:style-name="P1">1. Quem sou eu?</text:p>
      <text:p text:style-name="P1">Eu me chamo Edvaldo meus amigos me chamam de Ed</text:p>
      <text:p text:style-name="P1"/>
      <text:p text:style-name="P1">2. De onde eu vim?</text:p>
      <text:p text:style-name="P1">sou natural de Salvador, gosto de viajar e adora está em companhia da família</text:p>
      <text:p text:style-name="P1"/>
      <text:p text:style-name="P1">3. O que é importante para mim?</text:p>
      <text:p text:style-name="P1">Respeitar e tentar compreender o próximo esses são valores que eu gosto de fazer e procuro seguir, atualmente o que está sendo muito <text:s/>importante para mim será concluir meu curso <text:s/>na trybe e me torna um bom programador. </text:p>
      <text:p text:style-name="P1"/>
      <text:p text:style-name="P2">Lucas:</text:p>
      <text:p text:style-name="P3">Eu me chamo Lucas Chavarem e tenho 26 anos. Nasci no dia 7 de agosto. Sou formado em engenharia Agronômica<text:line-break/>e gosto de muito de tecnologia. Também gosto muito de filmes, séries e jogos.<text:line-break/>Moro no estado do Paraná na cidade de pitanga com meus pais, já morei sozinho na cidade de guarapuava também no paraná enquanto eu cursava a faculdade.<text:line-break/>Uma das coisas mais importantes para mim é aproveitar ao máximo todas as fases da vida. Gosto muito de sair com meus amigos. </text:p>
      <text:p text:style-name="P4">Meu nome é Luiz Guilherme Bestel, tenho 30 anos, sou formado em Administração, trabalhei por mais de 7 anos na área de supply chain, mas nunca me senti completamente realizado. Gosto muito de esportes e atividades que te envolvam física e mentalmente.<text:line-break/><text:line-break/>Luiz:</text:p>
      <text:p text:style-name="P4">Sou de Curitiba, mas já tive a oportunidade de fazer um intercambio na Austrália, onde tive contato com outras culturas e outras realidades. Por ser uma pessoa muito curiosa, acredito ter sido a experiência mais legal da minha vida até o momento.<text:line-break/><text:line-break/>Importante para mim é acima de tudo a felicidade das pessoas que eu amo. Que busquem o que realmente as fazem felizes. </text:p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4:13:35.020939200</meta:creation-date>
    <dc:date>2022-04-27T14:43:32.295406790</dc:date>
    <meta:editing-duration>PT9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71" meta:character-count="1508" meta:non-whitespace-character-count="1241"/>
  </office:meta>
</office:document-meta>
</file>